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-complex="David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6">מס' 50794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בית השופט </text:span><text:span text:style-name="T4">–</text:span><text:span text:style-name="T4"> אלו"ט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אבן תמר 8 ראשון לציון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144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 text:c="5"/>במשרד המנהלת שבקומת הקרקע (פתוח 24 שעות)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10"/>לוח ומפסק חשמל ראשי במבנה "שקד" <text:s/>בקומת קרקע <text:s text:c="127"/>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 </text:span><text:span text:style-name="T4">–</text:span><text:span text:style-name="T4"> על הגג במבנה המשותף</text:span><text:span text:style-name="T3"> <text:s/>"שקד" ו "צבעוני"</text:span></text:p>
      <text:p text:style-name="P2"/>
      <text:p text:style-name="P1"><text:span text:style-name="T1">מיקום ברזי כיבוי עיקריים "3</text:span><text:span text:style-name="T4"> <text:s/>ברח' תמר אבן (חזית צפונית) , בפינת חזיתות צפונית מערבית (תמר אבן פינת האחים ויינברג ), על גמל המים בחזית המערבית </text:span><text:span text:style-name="T4">–</text:span><text:span text:style-name="T4"> רח' האחים ויינברג. <text:s text:c="97"/>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2">תפקיד</text:p>
          </table:table-cell>
          <table:table-cell table:style-name="Table2.A1" office:value-type="string">
            <text:p text:style-name="P12">טל' בבית</text:p>
          </table:table-cell>
          <table:table-cell table:style-name="Table2.A1" office:value-type="string">
            <text:p text:style-name="P12">נייד</text:p>
          </table:table-cell>
          <table:table-cell table:style-name="Table2.E1" office:value-type="string">
            <text:p text:style-name="P12">כתובת</text:p>
          </table:table-cell>
        </table:table-row>
        <table:table-row table:style-name="Table2.1">
          <table:table-cell table:style-name="Table2.A1" office:value-type="string">
            <text:p text:style-name="P12">עמית גיאל</text:p>
          </table:table-cell>
          <table:table-cell table:style-name="Table2.A1" office:value-type="string">
            <text:p text:style-name="P12">מנהל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2">052-3273351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דניאלה שטרנהל</text:p>
          </table:table-cell>
          <table:table-cell table:style-name="Table2.A1" office:value-type="string">
            <text:p text:style-name="P12">אם בית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2">050-6860808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סמדר קרמר</text:p>
          </table:table-cell>
          <table:table-cell table:style-name="Table2.A1" office:value-type="string">
            <text:p text:style-name="P12">עובדת סוציאלית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2">050-6795753</text:p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2">הנהלת השט</text:p>
          </table:table-cell>
          <table:table-cell table:style-name="Table2.A1" office:value-type="string">
            <text:p text:style-name="P12">אלוט</text:p>
          </table:table-cell>
          <table:table-cell table:style-name="Table2.A1" office:value-type="string">
            <text:p text:style-name="P12">03-7238328</text:p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מערכת גפ"מ לשימוש 3 מטבחים (כיריים) בבניינים "שקד" , "צבעוני"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8"><text:s text:c="206"/></text:span><text:span text:style-name="T4"><text:s text:c="159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1"/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מע' גלאים ומע' ספינקלרים בכל שטחי הבניינים, חלונות אוט' לשיחרור עשן. ברז גז ראשי מחוץ למבנים בחדר סמוך למגוף ספרינקלרים ראשי. </text:p>
            <text:p text:style-name="P1"><text:span text:style-name="T4">צובר גז תת קרקעי בחצר, רכזת גלאים ומיקרופון כריזה מותקנים במשרד המנהלת באגף "צבעוני" ב-3 בנייני המגורים(24 שעות).</text:span></text:p>
            <text:p text:style-name="P12">במוסד מותקנות עמדות כיבוי אש בכל בניין בקומת הקרקע . בגג המבנה מותקן גנרטור (מע' לא חיונית) לשעת חירום והגישה אליו היא מחדר המדרגות באגף צבעוני בלבד.</text:p>
            <text:p text:style-name="P12"><text:soft-page-break/></text:p>
          </table:table-cell>
        </table:table-row>
      </table:table>
      <text:p text:style-name="P1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7-03T17:06:00</meta:creation-date>
    <dc:creator>yoman</dc:creator>
    <dc:date>2013-07-03T17:06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6" meta:word-count="287" meta:character-count="2224"/>
    <meta:generator>OpenOffice/4.0.1$Win32 OpenOffice.org_project/401m5$Build-9714</meta:generator>
  </office:meta>
</office:document-meta>
</file>